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2000000DE704E0379C59CF0EB.png" manifest:media-type="image/png"/>
  <manifest:file-entry manifest:full-path="Pictures/10000000000003220000014443E73B3B0B7D7613.png" manifest:media-type="image/png"/>
  <manifest:file-entry manifest:full-path="Pictures/1000000000000136000000E160A1C471D13C5BA3.png" manifest:media-type="image/png"/>
  <manifest:file-entry manifest:full-path="Pictures/100000000000013B000000E896F77DD29D7BD48A.png" manifest:media-type="image/png"/>
  <manifest:file-entry manifest:full-path="Pictures/10000000000002900000021F024DBCCA51E9D74B.png" manifest:media-type="image/png"/>
  <manifest:file-entry manifest:full-path="Pictures/10000000000002B8000001DD75257B5321EA5E0F.png" manifest:media-type="image/png"/>
  <manifest:file-entry manifest:full-path="Pictures/100000000000019500000180B8DFE152AA0EA292.png" manifest:media-type="image/png"/>
  <manifest:file-entry manifest:full-path="Pictures/10000000000001DC00000149C2DBF185FE590CF9.png" manifest:media-type="image/png"/>
  <manifest:file-entry manifest:full-path="Pictures/10000000000001FE000001DDA4F3C54F6D3499B8.png" manifest:media-type="image/png"/>
  <manifest:file-entry manifest:full-path="Pictures/10000000000002470000019FA48D390B804740CC.png" manifest:media-type="image/png"/>
  <manifest:file-entry manifest:full-path="Pictures/1000000000000241000001E594AF99313C074C73.png" manifest:media-type="image/png"/>
  <manifest:file-entry manifest:full-path="Pictures/1000000000000266000001F54C42A26EEDC16700.png" manifest:media-type="image/png"/>
  <manifest:file-entry manifest:full-path="Pictures/100000000000026A000001AD9C63D7BCAED448C5.png" manifest:media-type="image/png"/>
  <manifest:file-entry manifest:full-path="Pictures/10000000000001E0000001CE63B356D1E1DCF615.png" manifest:media-type="image/png"/>
  <manifest:file-entry manifest:full-path="Pictures/100000000000015D000001C7D1B8AC918F9521F3.png" manifest:media-type="image/png"/>
  <manifest:file-entry manifest:full-path="Pictures/1000000000000225000001A6C3CB2B6EDE9C354D.png" manifest:media-type="image/png"/>
  <manifest:file-entry manifest:full-path="Pictures/1000000000000132000000E76748A943E0303B82.png" manifest:media-type="image/png"/>
  <manifest:file-entry manifest:full-path="Pictures/1000000000000245000001A5BA6688B1D3856A8A.png" manifest:media-type="image/png"/>
  <manifest:file-entry manifest:full-path="Pictures/1000000000000254000001C9C590CC455BFEBEB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9759" officeooo:paragraph-rsid="001a9759"/>
    </style:style>
    <style:style style:name="P2" style:family="paragraph" style:parent-style-name="Standard">
      <style:text-properties officeooo:rsid="001c0ac2" officeooo:paragraph-rsid="001c0ac2"/>
    </style:style>
    <style:style style:name="P3" style:family="paragraph" style:parent-style-name="Standard">
      <style:text-properties officeooo:rsid="001c5b44" officeooo:paragraph-rsid="001c5b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0138in" svg:y="0.122in" svg:width="2.5264in" svg:height="2.3634in" draw:z-index="0"><draw:image xlink:href="Pictures/10000000000001FE000001DDA4F3C54F6D3499B8.png" xlink:type="simple" xlink:show="embed" xlink:actuate="onLoad"/></draw:frame><draw:frame draw:style-name="fr1" draw:name="Imagen2" text:anchor-type="paragraph" svg:x="3.0756in" svg:y="0.061in" svg:width="3.5673in" svg:height="2.4661in" draw:z-index="1"><draw:image xlink:href="Pictures/10000000000001DC00000149C2DBF185FE590C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0.0016in" svg:y="0in" svg:width="3.1339in" svg:height="2.9717in" draw:z-index="2"><draw:image xlink:href="Pictures/100000000000019500000180B8DFE152AA0EA292.png" xlink:type="simple" xlink:show="embed" xlink:actuate="onLoad"/></draw:frame></text:p>
      <text:p text:style-name="Standard"/>
      <text:p text:style-name="Standard"><draw:frame draw:style-name="fr1" draw:name="Imagen4" text:anchor-type="paragraph" svg:x="3.4146in" svg:y="0.0555in" svg:width="3.2299in" svg:height="2.2134in" draw:z-index="3"><draw:image xlink:href="Pictures/10000000000002B8000001DD75257B5321EA5E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x="0.4846in" svg:y="0.1083in" svg:width="2.5846in" svg:height="2.1091in" draw:z-index="4"><draw:image xlink:href="Pictures/1000000000000266000001F54C42A26EEDC16700.png" xlink:type="simple" xlink:show="embed" xlink:actuate="onLoad"/></draw:frame></text:p>
      <text:p text:style-name="Standard"><draw:frame draw:style-name="fr1" draw:name="Imagen6" text:anchor-type="paragraph" svg:x="3.3571in" svg:y="0.1098in" svg:width="3.202in" svg:height="3.0819in" draw:z-index="5"><draw:image xlink:href="Pictures/10000000000001E0000001CE63B356D1E1DCF6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paragraph" svg:x="0.1272in" svg:y="-0.0835in" svg:width="3.0335in" svg:height="2.3311in" draw:z-index="6"><draw:image xlink:href="Pictures/1000000000000225000001A6C3CB2B6EDE9C354D.png" xlink:type="simple" xlink:show="embed" xlink:actuate="onLoad"/></draw:frame><draw:frame draw:style-name="fr1" draw:name="Imagen8" text:anchor-type="paragraph" svg:x="3.5846in" svg:y="-0.1693in" svg:width="3.0244in" svg:height="2.5425in" draw:z-index="7"><draw:image xlink:href="Pictures/1000000000000241000001E594AF99313C074C7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paragraph" svg:width="4.2484in" svg:height="3.0783in" draw:z-index="8"><draw:image xlink:href="Pictures/1000000000000245000001A5BA6688B1D3856A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0" text:anchor-type="paragraph" svg:x="-0.0028in" svg:y="1.528in" svg:width="3.6161in" svg:height="2.7728in" draw:z-index="9"><draw:image xlink:href="Pictures/1000000000000254000001C9C590CC455BFEBEBD.png" xlink:type="simple" xlink:show="embed" xlink:actuate="onLoad"/></draw:frame><draw:frame draw:style-name="fr1" draw:name="Imagen11" text:anchor-type="paragraph" svg:x="3.6807in" svg:y="1.5972in" svg:width="3.3602in" svg:height="2.7811in" draw:z-index="10"><draw:image xlink:href="Pictures/10000000000002900000021F024DBCCA51E9D7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2" text:anchor-type="paragraph" svg:width="2.9764in" svg:height="2.0661in" draw:z-index="11"><draw:image xlink:href="Pictures/100000000000026A000001AD9C63D7BCAED448C5.png" xlink:type="simple" xlink:show="embed" xlink:actuate="onLoad"/></draw:frame><text:soft-page-break/></text:p>
      <text:p text:style-name="Standard"/>
      <text:p text:style-name="P1">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3" text:anchor-type="paragraph" svg:width="2.6272in" svg:height="1.8701in" draw:z-index="12"><draw:image xlink:href="Pictures/10000000000002470000019FA48D390B804740CC.png" xlink:type="simple" xlink:show="embed" xlink:actuate="onLoad"/></draw:frame></text:p>
      <text:p text:style-name="P1">1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n14" text:anchor-type="paragraph" svg:width="2.5839in" svg:height="1.8339in" draw:z-index="13"><draw:image xlink:href="Pictures/1000000000000132000000E76748A943E0303B82.png" xlink:type="simple" xlink:show="embed" xlink:actuate="onLoad"/></draw:frame>14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n15" text:anchor-type="paragraph" svg:width="3.2811in" svg:height="2.4165in" draw:z-index="14"><draw:image xlink:href="Pictures/100000000000013B000000E896F77DD29D7BD48A.png" xlink:type="simple" xlink:show="embed" xlink:actuate="onLoad"/></draw:frame>15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<draw:frame draw:style-name="fr2" draw:name="Imagen16" text:anchor-type="paragraph" svg:width="3.2291in" svg:height="2.3437in" draw:z-index="15"><draw:image xlink:href="Pictures/1000000000000136000000E160A1C471D13C5BA3.png" xlink:type="simple" xlink:show="embed" xlink:actuate="onLoad"/></draw:frame>16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Imagen17" text:anchor-type="paragraph" svg:width="3.1874in" svg:height="2.3126in" draw:z-index="16"><draw:image xlink:href="Pictures/1000000000000132000000DE704E0379C59CF0EB.png" xlink:type="simple" xlink:show="embed" xlink:actuate="onLoad"/></draw:frame>17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18 y 19</text:p>
      <text:p text:style-name="P3"><draw:frame draw:style-name="fr3" draw:name="Imagen18" text:anchor-type="paragraph" svg:width="6.6929in" svg:height="2.7035in" draw:z-index="17"><draw:image xlink:href="Pictures/10000000000003220000014443E73B3B0B7D76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9" text:anchor-type="paragraph" svg:width="7.689in" svg:height="10.0244in" draw:z-index="18"><draw:image xlink:href="Pictures/100000000000015D000001C7D1B8AC918F9521F3.pn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9T12:26:32.955004363</meta:creation-date>
    <meta:generator>LibreOffice/5.1.6.2$Linux_x86 LibreOffice_project/10m0$Build-2</meta:generator>
    <dc:date>2022-11-15T22:18:04.531800842</dc:date>
    <meta:editing-duration>PT39M47S</meta:editing-duration>
    <meta:editing-cycles>5</meta:editing-cycles>
    <meta:document-statistic meta:table-count="0" meta:image-count="19" meta:object-count="0" meta:page-count="8" meta:paragraph-count="7" meta:word-count="9" meta:character-count="23" meta:non-whitespace-character-count="17"/>
  </office:meta>
</office:document-meta>
</file>